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B9000000B9808703C4D236103A.png" manifest:media-type="image/png"/>
  <manifest:file-entry manifest:full-path="Pictures/10000201000001860000013C8202E996E472CC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1"/><draw:frame draw:style-name="fr1" draw:name="Obrázek2" text:anchor-type="as-char" svg:y="-7.699cm" svg:width="10.186cm" svg:height="8.229cm" draw:z-index="1"><draw:image xlink:href="Pictures/10000201000001860000013C8202E996E472CC7A.png" xlink:type="simple" xlink:show="embed" xlink:actuate="onLoad" loext:mime-type="image/png"/><svg:title>Self Troubleshooting Tool</svg:title></draw:frame></text:p>
      <text:p text:style-name="Title">TP-Link_FFC8</text:p>
      <text:p text:style-name="Title">57993225<draw:frame draw:style-name="fr2" draw:name="Obrázek1" text:anchor-type="char" svg:x="4.999cm" svg:y="2.727cm" svg:width="6.526cm" svg:height="6.526cm" draw:z-index="0"><draw:image xlink:href="Pictures/10000200000000B9000000B9808703C4D236103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11:32:43.004568340</meta:creation-date>
    <meta:print-date>2022-02-01T11:37:16.985161373</meta:print-date>
    <dc:date>2022-02-01T11:37:44.424367647</dc:date>
    <meta:editing-duration>PT5M5S</meta:editing-duration>
    <meta:editing-cycles>1</meta:editing-cycles>
    <meta:document-statistic meta:table-count="0" meta:image-count="2" meta:object-count="0" meta:page-count="1" meta:paragraph-count="3" meta:word-count="2" meta:character-count="51" meta:non-whitespace-character-count="20"/>
    <meta:generator>LibreOffice/6.4.7.2$Linux_X86_64 LibreOffice_project/40$Build-2</meta:generator>
  </office:meta>
</office:document-meta>
</file>